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Hack" fo:font-style="italic"/>
    </style:style>
    <style:style style:name="P4" style:family="paragraph">
      <loext:graphic-properties draw:fill="none" draw:fill-color="#ffffff"/>
      <style:paragraph-properties fo:text-align="center"/>
      <style:text-properties style:font-name="Hack" fo:font-size="9pt" fo:font-style="italic" style:font-size-asian="9pt" style:font-size-complex="9pt"/>
    </style:style>
    <style:style style:name="P5" style:family="paragraph">
      <style:paragraph-properties fo:text-align="center"/>
      <style:text-properties style:font-name="Hack" fo:font-size="8pt" fo:font-style="italic"/>
    </style:style>
    <style:style style:name="P6" style:family="paragraph">
      <loext:graphic-properties draw:fill="none" draw:fill-color="#ffffff"/>
      <style:paragraph-properties fo:text-align="center"/>
      <style:text-properties style:font-name="Hack" fo:font-size="8pt" fo:font-style="italic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79cm" svg:height="0.962cm" svg:x="4.257cm" svg:y="1.687cm">
          <draw:text-box>
            <text:p>client</text:p>
          </draw:text-box>
        </draw:frame>
        <draw:frame draw:style-name="gr1" draw:text-style-name="P1" draw:layer="layout" svg:width="2.263cm" svg:height="0.962cm" svg:x="14.458cm" svg:y="1.687cm">
          <draw:text-box>
            <text:p>server</text:p>
          </draw:text-box>
        </draw:frame>
        <draw:line draw:style-name="gr2" draw:text-style-name="P2" draw:layer="layout" svg:x1="5.127cm" svg:y1="2.905cm" svg:x2="5.127cm" svg:y2="17.192cm">
          <text:p/>
        </draw:line>
        <draw:line draw:style-name="gr2" draw:text-style-name="P2" draw:layer="layout" svg:x1="15.627cm" svg:y1="2.906cm" svg:x2="15.627cm" svg:y2="17.193cm">
          <text:p/>
        </draw:line>
        <draw:line draw:style-name="gr3" draw:text-style-name="P2" draw:layer="layout" svg:x1="5.127cm" svg:y1="3.222cm" svg:x2="15.605cm" svg:y2="3.857cm">
          <text:p/>
        </draw:line>
        <draw:frame draw:style-name="gr1" draw:text-style-name="P4" draw:layer="layout" svg:width="3.931cm" svg:height="0.997cm" svg:x="1.34cm" svg:y="2.622cm">
          <draw:text-box>
            <text:p text:style-name="P3"><text:span text:style-name="T1">socket()</text:span></text:p>
            <text:p text:style-name="P3"><text:span text:style-name="T1">connect() (blocks)</text:span></text:p>
          </draw:text-box>
        </draw:frame>
        <draw:frame draw:style-name="gr1" draw:text-style-name="P6" draw:layer="layout" svg:width="4.905cm" svg:height="0.911cm" svg:x="15.64cm" svg:y="3.323cm">
          <draw:text-box>
            <text:p text:style-name="P5"><text:span text:style-name="T2">socket(), bind(), listen()</text:span></text:p>
            <text:p text:style-name="P5"><text:span text:style-name="T2">accept() (blocks)</text:span></text:p>
          </draw:text-box>
        </draw:frame>
        <draw:line draw:style-name="gr4" draw:text-style-name="P2" draw:layer="layout" svg:x1="15.605cm" svg:y1="3.857cm" svg:x2="5.127cm" svg:y2="4.81cm">
          <text:p/>
        </draw:line>
        <draw:frame draw:style-name="gr1" draw:text-style-name="P4" draw:layer="layout" svg:width="3.741cm" svg:height="0.997cm" svg:x="1.44cm" svg:y="4.223cm">
          <draw:text-box>
            <text:p text:style-name="P3"><text:span text:style-name="T1">ESTABLISHED</text:span></text:p>
            <text:p text:style-name="P3"><text:span text:style-name="T1">connect() returns</text:span></text:p>
          </draw:text-box>
        </draw:frame>
        <draw:line draw:style-name="gr5" draw:text-style-name="P2" draw:layer="layout" svg:x1="5.127cm" svg:y1="4.81cm" svg:x2="15.605cm" svg:y2="5.445cm">
          <text:p/>
        </draw:line>
        <draw:frame draw:style-name="gr1" draw:text-style-name="P4" draw:layer="layout" svg:width="3.55cm" svg:height="0.997cm" svg:x="15.74cm" svg:y="4.824cm">
          <draw:text-box>
            <text:p text:style-name="P3"><text:span text:style-name="T1">ESTABLISHED</text:span></text:p>
            <text:p text:style-name="P3"><text:span text:style-name="T1">accept() returns</text:span></text:p>
          </draw:text-box>
        </draw:frame>
        <draw:line draw:style-name="gr6" draw:text-style-name="P2" draw:layer="layout" svg:x1="15.605cm" svg:y1="6.715cm" svg:x2="5.127cm" svg:y2="7.985cm">
          <text:p/>
        </draw:line>
        <draw:frame draw:style-name="gr1" draw:text-style-name="P4" draw:layer="layout" svg:width="1.836cm" svg:height="0.624cm" svg:x="15.741cm" svg:y="6.325cm">
          <draw:text-box>
            <text:p text:style-name="P3"><text:span text:style-name="T1">write()</text:span></text:p>
          </draw:text-box>
        </draw:frame>
        <draw:frame draw:style-name="gr1" draw:text-style-name="P4" draw:layer="layout" svg:width="3.169cm" svg:height="0.624cm" svg:x="1.94cm" svg:y="7.624cm">
          <draw:text-box>
            <text:p text:style-name="P3"><text:span text:style-name="T1">read() returns</text:span></text:p>
          </draw:text-box>
        </draw:frame>
        <draw:line draw:style-name="gr7" draw:text-style-name="P2" draw:layer="layout" svg:x1="5.127cm" svg:y1="7.985cm" svg:x2="15.605cm" svg:y2="8.62cm">
          <text:p/>
        </draw:line>
        <draw:frame draw:style-name="gr1" draw:text-style-name="P4" draw:layer="layout" svg:width="1.074cm" svg:height="0.624cm" svg:x="10.44cm" svg:y="7.724cm">
          <draw:text-box>
            <text:p text:style-name="P3"><text:span text:style-name="T1">ACK</text:span></text:p>
          </draw:text-box>
        </draw:frame>
        <draw:line draw:style-name="gr6" draw:text-style-name="P2" draw:layer="layout" svg:x1="15.606cm" svg:y1="10.371cm" svg:x2="5.128cm" svg:y2="11.641cm">
          <text:p/>
        </draw:line>
        <draw:frame draw:style-name="gr1" draw:text-style-name="P4" draw:layer="layout" svg:width="4.693cm" svg:height="0.997cm" svg:x="15.741cm" svg:y="9.825cm">
          <draw:text-box>
            <text:p text:style-name="P3"><text:span text:style-name="T1">close() (active close)</text:span></text:p>
            <text:p text:style-name="P3"><text:span text:style-name="T1">FIN_WAIT_1</text:span></text:p>
          </draw:text-box>
        </draw:frame>
        <draw:frame draw:style-name="gr1" draw:text-style-name="P4" draw:layer="layout" svg:width="1.074cm" svg:height="0.624cm" svg:x="10.44cm" svg:y="10.324cm">
          <draw:text-box>
            <text:p text:style-name="P3"><text:span text:style-name="T1">FIN</text:span></text:p>
          </draw:text-box>
        </draw:frame>
        <draw:line draw:style-name="gr7" draw:text-style-name="P2" draw:layer="layout" svg:x1="5.127cm" svg:y1="11.651cm" svg:x2="15.605cm" svg:y2="12.286cm">
          <text:p/>
        </draw:line>
        <draw:frame draw:style-name="gr1" draw:text-style-name="P4" draw:layer="layout" svg:width="2.407cm" svg:height="0.624cm" svg:x="15.741cm" svg:y="11.926cm">
          <draw:text-box>
            <text:p text:style-name="P3"><text:span text:style-name="T1">FIN_WAIT_2</text:span></text:p>
          </draw:text-box>
        </draw:frame>
        <draw:frame draw:style-name="gr1" draw:text-style-name="P4" draw:layer="layout" svg:width="3.55cm" svg:height="0.997cm" svg:x="1.74cm" svg:y="11.224cm">
          <draw:text-box>
            <text:p text:style-name="P3"><text:span text:style-name="T1">(passive close)</text:span></text:p>
            <text:p text:style-name="P3"><text:span text:style-name="T1">read() returns 0</text:span></text:p>
          </draw:text-box>
        </draw:frame>
        <draw:frame draw:style-name="gr1" draw:text-style-name="P4" draw:layer="layout" svg:width="2.026cm" svg:height="0.997cm" svg:x="3.04cm" svg:y="12.925cm">
          <draw:text-box>
            <text:p text:style-name="P3"><text:span text:style-name="T1">close()</text:span></text:p>
            <text:p text:style-name="P3"><text:span text:style-name="T1">LAST_ACK</text:span></text:p>
          </draw:text-box>
        </draw:frame>
        <draw:line draw:style-name="gr7" draw:text-style-name="P2" draw:layer="layout" svg:x1="5.127cm" svg:y1="13.417cm" svg:x2="15.605cm" svg:y2="14.052cm">
          <text:p/>
        </draw:line>
        <draw:line draw:style-name="gr6" draw:text-style-name="P2" draw:layer="layout" svg:x1="15.607cm" svg:y1="14.127cm" svg:x2="5.129cm" svg:y2="15.397cm">
          <text:p/>
        </draw:line>
        <draw:frame draw:style-name="gr1" draw:text-style-name="P4" draw:layer="layout" svg:width="1.645cm" svg:height="0.624cm" svg:x="3.24cm" svg:y="15.126cm">
          <draw:text-box>
            <text:p text:style-name="P3"><text:span text:style-name="T1">CLOSED</text:span></text:p>
          </draw:text-box>
        </draw:frame>
        <draw:frame draw:style-name="gr1" draw:text-style-name="P4" draw:layer="layout" svg:width="2.217cm" svg:height="0.624cm" svg:x="15.742cm" svg:y="13.726cm">
          <draw:text-box>
            <text:p text:style-name="P3"><text:span text:style-name="T1">TIME_WAI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09:24:11.916246932</meta:creation-date>
    <dc:date>2024-09-14T09:38:05.975833304</dc:date>
    <meta:editing-duration>PT13M55S</meta:editing-duration>
    <meta:editing-cycles>2</meta:editing-cycles>
    <meta:generator>LibreOffice/7.4.7.2$Linux_X86_64 LibreOffice_project/40$Build-2</meta:generator>
    <meta:document-statistic meta:object-count="27"/>
  </office:meta>
</office:document-meta>
</file>